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erche pour Portfolio</text:p>
      <text:p text:style-name="Standard"/>
      <text:p text:style-name="P2">Veilles informatiques :</text:p>
      <text:p text:style-name="Standard">-failles informatiques</text:p>
      <text:p text:style-name="Standard">-langages de programmation</text:p>
      <text:p text:style-name="Standard"/>
      <text:p text:style-name="Standard">Faire un site web qui explique mes formations et stages. </text:p>
      <text:p text:style-name="Standard">Expliquer mes compétences.</text:p>
      <text:p text:style-name="Standard"/>
      <text:p text:style-name="Standard">Montrer ce que j'ai pu réaliser avant le BTS SIO et pendant celui ci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7T14:43:25.76</meta:creation-date>
    <meta:generator>OpenOffice/4.1.5$Win32 OpenOffice.org_project/415m1$Build-9789</meta:generator>
    <dc:date>2021-01-07T15:15:13.21</dc:date>
    <meta:document-statistic meta:table-count="0" meta:image-count="0" meta:object-count="0" meta:page-count="1" meta:paragraph-count="7" meta:word-count="38" meta:character-count="248"/>
    <meta:editing-duration>PT31M53S</meta:editing-duration>
    <meta:editing-cycles>1</meta:editing-cycles>
  </office:meta>
</office:document-meta>
</file>